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3729d" draw:stroke-linejoin="miter" draw:fill="solid" draw:fill-color="#f2f2f2" draw:textarea-vertical-align="middle" draw:auto-grow-height="false" draw:fit-to-size="false" style:shrink-to-fit="false" fo:min-height="6.927cm" fo:min-width="14.041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35cm" svg:stroke-color="#43729d" draw:stroke-linejoin="miter" draw:fill="solid" draw:fill-color="#ffe699" draw:textarea-vertical-align="middle" draw:auto-grow-height="false" draw:fit-to-size="false" style:shrink-to-fit="false" fo:min-height="1.305cm" fo:min-width="2.71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35cm" svg:stroke-color="#43729d" draw:stroke-linejoin="miter" draw:fill="solid" draw:fill-color="#ffe699" draw:textarea-vertical-align="middle" draw:auto-grow-height="false" draw:fit-to-size="false" style:shrink-to-fit="false" fo:min-height="1.305cm" fo:min-width="2.993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43729d" draw:stroke-linejoin="miter" draw:fill="solid" draw:fill-color="#ffe699" draw:textarea-vertical-align="middle" draw:auto-grow-height="false" draw:fit-to-size="false" style:shrink-to-fit="false" fo:min-height="1.305cm" fo:min-width="3.088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35cm" svg:stroke-color="#43729d" draw:stroke-linejoin="miter" draw:fill="solid" draw:fill-color="#deebf7" draw:textarea-vertical-align="middle" draw:auto-grow-height="false" draw:fit-to-size="false" style:shrink-to-fit="false" fo:min-height="2.15cm" fo:min-width="9.963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43729d" draw:stroke-linejoin="miter" draw:fill="solid" draw:fill-color="#c55a11" draw:textarea-vertical-align="middle" draw:auto-grow-height="false" draw:fit-to-size="false" style:shrink-to-fit="false" fo:min-height="1.73cm" fo:min-width="5.10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125cm" fo:min-width="0.0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43729d" draw:stroke-linejoin="miter" draw:fill="solid" draw:fill-color="#ffc000" draw:textarea-vertical-align="middle" draw:auto-grow-height="false" draw:fit-to-size="false" style:shrink-to-fit="false" fo:min-height="1.125cm" fo:min-width="0.012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solid" svg:stroke-width="0.035cm" svg:stroke-color="#43729d" draw:stroke-linejoin="miter" draw:fill="solid" draw:fill-color="#ffff00" draw:textarea-vertical-align="middle" draw:auto-grow-height="false" draw:fit-to-size="false" style:shrink-to-fit="false" fo:min-height="2.358cm" fo:min-width="2.879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035cm" svg:stroke-color="#43729d" draw:stroke-linejoin="miter" draw:fill="solid" draw:fill-color="#ffff00" draw:textarea-vertical-align="middle" draw:auto-grow-height="false" draw:fit-to-size="false" style:shrink-to-fit="false" fo:min-height="1.132cm" fo:min-width="2.879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solid" svg:stroke-width="0.035cm" svg:stroke-color="#43729d" draw:stroke-linejoin="miter" draw:fill="solid" draw:fill-color="#ffff00" draw:textarea-vertical-align="middle" draw:auto-grow-height="false" draw:fit-to-size="false" style:shrink-to-fit="false" fo:min-height="1.667cm" fo:min-width="2.879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solid" svg:stroke-width="0.035cm" svg:stroke-color="#43729d" draw:stroke-linejoin="miter" draw:fill="solid" draw:fill-color="#ffff00" draw:textarea-vertical-align="middle" draw:auto-grow-height="false" draw:fit-to-size="false" style:shrink-to-fit="false" fo:min-height="1.132cm" fo:min-width="2.879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35cm" svg:stroke-color="#43729d" draw:stroke-linejoin="miter" draw:fill="solid" draw:fill-color="#ffff00" draw:textarea-vertical-align="middle" draw:auto-grow-height="false" draw:fit-to-size="false" style:shrink-to-fit="false" fo:min-height="2.358cm" fo:min-width="2.879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35cm" svg:stroke-color="#43729d" draw:stroke-linejoin="miter" draw:fill="solid" draw:fill-color="#ffff00" draw:textarea-vertical-align="middle" draw:auto-grow-height="false" draw:fit-to-size="false" style:shrink-to-fit="false" fo:min-height="1.132cm" fo:min-width="2.879cm" fo:padding-top="0.125cm" fo:padding-bottom="0.125cm" fo:padding-left="0.25cm" fo:padding-right="0.25cm" fo:wrap-option="wrap"/>
    </style:style>
    <style:style style:name="P1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e6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c55a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Rectangle 3" draw:style-name="gr1" draw:text-style-name="P1" draw:layer="layout" svg:width="14.54cm" svg:height="7.176cm" svg:x="0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4" draw:style-name="gr2" draw:text-style-name="P3" draw:layer="layout" svg:width="3.378cm" svg:height="1.723cm" svg:x="1.072cm" svg:y="1.2cm">
            <text:p text:style-name="P2"><text:span text:style-name="T1">Product Cla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" draw:style-name="gr3" draw:text-style-name="P3" draw:layer="layout" svg:width="3.661cm" svg:height="1.723cm" svg:x="5.462cm" svg:y="1.211cm">
            <text:p text:style-name="P2"><text:span text:style-name="T1">Category Cla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6" draw:style-name="gr4" draw:text-style-name="P3" draw:layer="layout" svg:width="3.756cm" svg:height="1.723cm" svg:x="9.906cm" svg:y="1.211cm">
            <text:p text:style-name="P2"><text:span text:style-name="T1">Customer Cla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7" draw:style-name="gr5" draw:text-style-name="P4" draw:layer="layout" svg:width="10.462cm" svg:height="2.399cm" svg:x="2.203cm" svg:y="5.577cm">
            <text:p text:style-name="P2"><text:span text:style-name="T1">Object Relational Mapping</text:span></text:p>
            <text:p text:style-name="P2"><text:span text:style-name="T1">(Ebean, Hibernate, etc.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an 8" draw:style-name="gr6" draw:text-style-name="P5" draw:layer="layout" svg:width="5.606cm" svg:height="3.168cm" svg:x="4.631cm" svg:y="9.725cm">
            <text:p text:style-name="P2"><text:span text:style-name="T2">Database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Up-Down Arrow 9" draw:style-name="gr7" draw:text-style-name="P6" draw:layer="layout" svg:width="1.024cm" svg:height="1.887cm" svg:x="2.249cm" svg:y="3.32cm">
            <text:p/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Up-Down Arrow 10" draw:style-name="gr7" draw:text-style-name="P6" draw:layer="layout" svg:width="1.024cm" svg:height="1.887cm" svg:x="11.083cm" svg:y="3.312cm">
            <text:p/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Up-Down Arrow 11" draw:style-name="gr7" draw:text-style-name="P6" draw:layer="layout" svg:width="1.024cm" svg:height="1.887cm" svg:x="6.922cm" svg:y="3.312cm">
            <text:p/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Up-Down Arrow 12" draw:style-name="gr8" draw:text-style-name="P7" draw:layer="layout" svg:width="1.024cm" svg:height="1.887cm" svg:x="6.922cm" svg:y="8.198cm">
            <text:p/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TextBox 13" draw:style-name="gr9" draw:text-style-name="P9" draw:layer="layout" svg:width="1.756cm" svg:height="1.013cm" svg:x="7.824cm" svg:y="8.8cm">
            <text:p text:style-name="P8"><text:span text:style-name="T1">SQ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8">
            <draw:custom-shape draw:name="Rectangle 15" draw:style-name="gr10" draw:text-style-name="P10" draw:layer="layout" svg:width="3.378cm" svg:height="2.607cm" svg:x="1.072cm" svg:y="12.941cm">
              <text:p text:style-name="P8"><text:span text:style-name="T3">Id</text:span></text:p>
              <text:p text:style-name="P8"><text:span text:style-name="T3">Name</text:span></text:p>
              <text:p text:style-name="P8"><text:span text:style-name="T3">Description</text:span></text:p>
              <text:p text:style-name="P8"><text:span text:style-name="T3">Stock</text:span></text:p>
              <text:p text:style-name="P8"><text:span text:style-name="T3">Pr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6" draw:style-name="gr11" draw:text-style-name="P11" draw:layer="layout" svg:width="3.378cm" svg:height="1.381cm" svg:x="1.072cm" svg:y="11.559cm">
              <text:p text:style-name="P2"><text:span text:style-name="T4">Product Tab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">
            <draw:custom-shape draw:name="Rectangle 20" draw:style-name="gr12" draw:text-style-name="P10" draw:layer="layout" svg:width="3.378cm" svg:height="1.916cm" svg:x="5.745cm" svg:y="13.632cm">
              <text:p text:style-name="P8"><text:span text:style-name="T3">Id</text:span></text:p>
              <text:p text:style-name="P8"><text:span text:style-name="T3">Name</text:span></text:p>
              <text:p text:style-name="P8"><text:span text:style-name="T3">Descrip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" draw:style-name="gr13" draw:text-style-name="P11" draw:layer="layout" svg:width="3.378cm" svg:height="1.381cm" svg:x="5.745cm" svg:y="12.25cm">
              <text:p text:style-name="P2"><text:span text:style-name="T4">Category Tab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">
            <draw:custom-shape draw:name="Rectangle 23" draw:style-name="gr14" draw:text-style-name="P10" draw:layer="layout" svg:width="3.378cm" svg:height="2.607cm" svg:x="9.906cm" svg:y="12.941cm">
              <text:p text:style-name="P8"><text:span text:style-name="T3">Id</text:span></text:p>
              <text:p text:style-name="P8"><text:span text:style-name="T3">Name</text:span></text:p>
              <text:p text:style-name="P8"><text:span text:style-name="T3">Email</text:span></text:p>
              <text:p text:style-name="P8"><text:span text:style-name="T3">Password</text:span></text:p>
              <text:p text:style-name="P8"><text:span text:style-name="T3">Addres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15" draw:text-style-name="P11" draw:layer="layout" svg:width="3.378cm" svg:height="1.381cm" svg:x="9.906cm" svg:y="11.559cm">
              <text:p text:style-name="P2"><text:span text:style-name="T4">Customer Tab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4cm" fo:page-height="15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00:58:25.068727607</meta:creation-date>
    <dc:date>2018-11-21T00:59:32.070169295</dc:date>
    <meta:editing-duration>PT1M7S</meta:editing-duration>
    <meta:editing-cycles>1</meta:editing-cycles>
    <meta:document-statistic meta:object-count="21"/>
    <meta:generator>LibreOffice/6.0.6.2$Linux_X86_64 LibreOffice_project/00m0$Build-2</meta:generator>
  </office:meta>
</office:document-meta>
</file>